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llWeight.create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All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Weight.MatchAllWeight( Query query , Searcher search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AllWeight.normalize( float query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